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v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hide_window</text:p>
          </table:table-cell>
          <table:table-cell office:value-type="string" table:style-name="ce1">
            <text:p>is_triggered_only</text:p>
          </table:table-cell>
          <table:table-cell office:value-type="string" table:style-name="ce1">
            <text:p>immediate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every_country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limit</text:p>
          </table:table-cell>
          <table:table-cell table:number-columns-repeated="3" table:style-name="ce1"/>
          <table:table-cell office:value-type="string" table:style-name="ce1">
            <text:p>country_event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is_country_type</text:p>
          </table:table-cell>
          <table:table-cell office:value-type="string" table:style-name="ce1">
            <text:p>has_country_flag</text:p>
          </table:table-cell>
          <table:table-cell office:value-type="string" table:style-name="ce1">
            <text:p>is_subject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id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1">
            <text:p>has_country_flag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leetcap.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has_fleetcap_modifier</text:p>
          </table:table-cell>
          <table:table-cell table:number-columns-repeated="2" table:style-name="ce1"/>
          <table:table-cell office:value-type="string" table:style-name="ce1">
            <text:p>fleetcap.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1">
            <text:p>fleetcap.2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1">
            <text:p>fleetcap.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1">
            <text:p>fleetcap.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1">
            <text:p>fleetcap.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1">
            <text:p>fleetcap.6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1">
            <text:p>fleetcap.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1">
            <text:p>fleetcap.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1">
            <text:p>fleetcap.9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10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11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12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13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14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15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16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17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18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19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20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21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22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23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24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25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26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27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28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29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30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fleetcap.31</text:p>
          </table:table-cell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dc:date>2017-12-15T14:12:14Z</dc:date>
    <meta:editing-duration>PT0S</meta:editing-duration>
  </office:meta>
</office:document-meta>
</file>